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officeooo:rsid="001d6804"/>
    </style:style>
    <style:style style:name="T2" style:family="text">
      <style:text-properties officeooo:rsid="001ef9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! /usr/bin/env python</text:p>
      <text:p text:style-name="Standard"># Ontiveros Lara Claudia Sarahi.</text:p>
      <text:p text:style-name="Standard"># 4.- Hacer una cola con un maximo de 5 elementos</text:p>
      <text:p text:style-name="Standard"/>
      <text:p text:style-name="Standard">index = 0</text:p>
      <text:p text:style-name="Standard">class Queue(): <text:s text:c="6"/></text:p>
      <text:p text:style-name="Standard"/>
      <text:p text:style-name="Standard"><text:s text:c="4"/>def __init__(self): <text:s text:c="17"/></text:p>
      <text:p text:style-name="Standard"><text:s text:c="8"/>self.cola = [0,0,0,0,0] # Se indica el numero de elem<text:span text:style-name="T1">e</text:span>ntos que <text:span text:style-name="T1">tendrá</text:span> la cola</text:p>
      <text:p text:style-name="Standard"><text:s text:c="4"/></text:p>
      <text:p text:style-name="Standard"><text:s text:c="4"/>def push(self,dato): # <text:span text:style-name="T1">Método</text:span> para añadir elementos</text:p>
      <text:p text:style-name="Standard"><text:s text:c="8"/>global index # se declara index como global</text:p>
      <text:p text:style-name="Standard"><text:s text:c="8"/>self.cola[index] = dato</text:p>
      <text:p text:style-name="Standard"><text:s text:c="8"/>index+=1</text:p>
      <text:p text:style-name="Standard"><text:s text:c="4"/></text:p>
      <text:p text:style-name="Standard"><text:s text:c="4"/>def peek(self): # <text:span text:style-name="T1">Método</text:span> para <text:span text:style-name="T1">consultar y </text:span>eliminar elementos </text:p>
      <text:p text:style-name="Standard"><text:s text:c="8"/>global index</text:p>
      <text:p text:style-name="Standard"><text:s text:c="8"/>if index!=0:</text:p>
      <text:p text:style-name="Standard"><text:s text:c="12"/>print(str("\n\tCliente numero: " + str(self.cola[0])) + " abandono la cola") # Muestra: "Cliente numero:" + "valor en x" + "abandono la cola"</text:p>
      <text:p text:style-name="Standard"><text:s text:c="12"/>for x in range(0,4): # Se define el rango de los valores que se guardaran en x</text:p>
      <text:p text:style-name="Standard"><text:s text:c="16"/>self.cola[x] = self.cola[x+1] <text:s text:c="4"/></text:p>
      <text:p text:style-name="Standard"><text:s text:c="12"/>self.cola[4]=0 # Cola con capacidad del 0-4</text:p>
      <text:p text:style-name="Standard"><text:s text:c="12"/>index -=1</text:p>
      <text:p text:style-name="Standard"><text:s text:c="8"/>else: <text:s text:c="2"/></text:p>
      <text:p text:style-name="Standard"><text:s text:c="12"/>print("\nLugar libre en la cola")</text:p>
      <text:p text:style-name="Standard"/>
      <text:p text:style-name="Standard">def Menu(): # <text:span text:style-name="T1">Menú</text:span> <text:span text:style-name="T1">cíclico</text:span> </text:p>
      <text:p text:style-name="Standard"><text:s text:c="4"/>cola = Queue()</text:p>
      <text:p text:style-name="Standard"><text:s text:c="4"/>while True: <text:s/></text:p>
      <text:p text:style-name="Standard"><text:s text:c="8"/>print("\nMENU:\n1.-Cliente nuevo\n2.-Cliente atendido\n3.-Cerrado\n") </text:p>
      <text:p text:style-name="Standard"><text:s text:c="8"/>dato = int(input("Ingrese opcion: <text:s/>")) # El usuario puede ingresar un numero equivalente a cada <text:span text:style-name="T1">opción</text:span> a elegir</text:p>
      <text:p text:style-name="Standard"><text:s text:c="8"/>if dato==1: <text:s/># Compara el numero que ingreso el usuario para realizar una <text:span text:style-name="T1">acción.</text:span></text:p>
      <text:p text:style-name="Standard"><text:s text:c="12"/>if index &lt;= 4:</text:p>
      <text:p text:style-name="Standard"><text:s text:c="16"/>num = int(input("\n\tNumero de cliente: ")) # Se contabiliza a los clientes </text:p>
      <text:p text:style-name="Standard"><text:s text:c="16"/>cola.push(num) # Se añade al <text:span text:style-name="T2">método</text:span> push()</text:p>
      <text:p text:style-name="Standard"><text:s text:c="12"/>else:</text:p>
      <text:p text:style-name="Standard"><text:s text:c="16"/>print("\n\tNo hay lugar disponible en la cola") # Imprime en caso de que la cola este llena</text:p>
      <text:p text:style-name="Standard"><text:s text:c="8"/>elif dato==2: # Compara el numero que ingreso el usuario para realizar una <text:span text:style-name="T1">acción.</text:span></text:p>
      <text:p text:style-name="Standard"><text:s text:c="12"/>cola.peek() # En este <text:span text:style-name="T1">método</text:span> se realizan consultas, lo que <text:span text:style-name="T1">hará</text:span> es eliminar uno de los elementos guardados</text:p>
      <text:p text:style-name="Standard"><text:s text:c="12"/></text:p>
      <text:p text:style-name="Standard"><text:s text:c="8"/>elif dato==3: # Compara el numero que ingreso el usuario para realizar una <text:span text:style-name="T1">acción.</text:span></text:p>
      <text:p text:style-name="Standard"><text:s text:c="12"/>exit() # Se termina el ciclo</text:p>
      <text:p text:style-name="Standard"><text:s text:c="8"/>else:</text:p>
      <text:p text:style-name="Standard"><text:s text:c="12"/>print("\n\tOpcion invalida") # En caso de que se ingrese un numero <text:span text:style-name="T1">erróneo</text:span></text:p>
      <text:p text:style-name="Standard"><text:s text:c="4"/></text:p>
      <text:p text:style-name="Standard">Menu() # Llama al <text:span text:style-name="T1">menú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3:22:12.616793172</meta:creation-date>
    <dc:date>2018-10-06T16:23:17.478090689</dc:date>
    <meta:editing-duration>PT36S</meta:editing-duration>
    <meta:editing-cycles>1</meta:editing-cycles>
    <meta:document-statistic meta:table-count="0" meta:image-count="0" meta:object-count="0" meta:page-count="1" meta:paragraph-count="43" meta:word-count="285" meta:character-count="2078" meta:non-whitespace-character-count="1459"/>
    <meta:generator>LibreOffice/6.0.3.2$Linux_X86_64 LibreOffice_project/00m0$Build-2</meta:generator>
  </office:meta>
</office:document-meta>
</file>